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88" officeooo:paragraph-rsid="001b0b88"/>
    </style:style>
    <style:style style:name="P2" style:family="paragraph" style:parent-style-name="Standard">
      <style:text-properties style:text-underline-style="none" fo:font-weight="normal" officeooo:rsid="002d508a" officeooo:paragraph-rsid="002d508a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328d24" officeooo:paragraph-rsid="00328d2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364f33" officeooo:paragraph-rsid="00364f3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3dbfed" officeooo:paragraph-rsid="003dbfed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d508a" officeooo:paragraph-rsid="002d508a" style:font-weight-asian="normal" style:font-weight-complex="normal"/>
    </style:style>
    <style:style style:name="P7" style:family="paragraph" style:parent-style-name="Standard" style:list-style-name="L1">
      <style:text-properties officeooo:rsid="001b0b88" officeooo:paragraph-rsid="001b0b88"/>
    </style:style>
    <style:style style:name="P8" style:family="paragraph" style:parent-style-name="Standard" style:list-style-name="L1">
      <style:text-properties officeooo:rsid="001ca0a2" officeooo:paragraph-rsid="001ca0a2"/>
    </style:style>
    <style:style style:name="P9" style:family="paragraph" style:parent-style-name="Standard" style:list-style-name="L1">
      <style:text-properties fo:font-weight="bold" officeooo:rsid="001d7048" officeooo:paragraph-rsid="001d7048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4695" officeooo:paragraph-rsid="00204695" style:font-weight-asian="bold" style:font-weight-complex="bold"/>
    </style:style>
    <style:style style:name="P11" style:family="paragraph" style:parent-style-name="Standard" style:list-style-name="L1">
      <style:text-properties fo:font-weight="bold" officeooo:rsid="0021d31c" officeooo:paragraph-rsid="0021d31c" style:font-weight-asian="bold" style:font-weight-complex="bold"/>
    </style:style>
    <style:style style:name="P12" style:family="paragraph" style:parent-style-name="Standard" style:list-style-name="L1">
      <style:text-properties fo:font-weight="bold" officeooo:rsid="0023a15c" officeooo:paragraph-rsid="0023a15c" style:font-weight-asian="bold" style:font-weight-complex="bold"/>
    </style:style>
    <style:style style:name="P13" style:family="paragraph" style:parent-style-name="Standard" style:list-style-name="L1">
      <style:text-properties fo:font-weight="bold" officeooo:rsid="00245ea1" officeooo:paragraph-rsid="00245ea1" style:font-weight-asian="bold" style:font-weight-complex="bold"/>
    </style:style>
    <style:style style:name="P14" style:family="paragraph" style:parent-style-name="Standard" style:list-style-name="L1">
      <style:text-properties fo:font-weight="bold" officeooo:rsid="00277a6c" officeooo:paragraph-rsid="00277a6c" style:font-weight-asian="bold" style:font-weight-complex="bold"/>
    </style:style>
    <style:style style:name="P15" style:family="paragraph" style:parent-style-name="Standard" style:list-style-name="L1">
      <style:text-properties fo:font-weight="bold" officeooo:rsid="0029c7ab" officeooo:paragraph-rsid="0029c7ab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1d7048" officeooo:paragraph-rsid="001d7048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1d31c" officeooo:paragraph-rsid="0021d31c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2e31f" officeooo:paragraph-rsid="0022e31f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45ea1" officeooo:paragraph-rsid="00245ea1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9c7ab" officeooo:paragraph-rsid="0029c7ab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d508a" officeooo:paragraph-rsid="002d508a" style:font-weight-asian="normal" style:font-weight-complex="normal"/>
    </style:style>
    <style:style style:name="P22" style:family="paragraph" style:parent-style-name="Standard" style:list-style-name="L1">
      <style:text-properties style:text-underline-style="solid" style:text-underline-width="auto" style:text-underline-color="font-color" fo:font-weight="normal" officeooo:rsid="002d508a" officeooo:paragraph-rsid="002d508a" style:font-weight-asian="normal" style:font-weight-complex="normal"/>
    </style:style>
    <style:style style:name="P23" style:family="paragraph" style:parent-style-name="Standard" style:list-style-name="L4">
      <style:text-properties style:text-underline-style="solid" style:text-underline-width="auto" style:text-underline-color="font-color" fo:font-weight="normal" officeooo:rsid="0042770c" officeooo:paragraph-rsid="0042770c" style:font-weight-asian="normal" style:font-weight-complex="normal"/>
    </style:style>
    <style:style style:name="P24" style:family="paragraph" style:parent-style-name="Standard" style:list-style-name="L4">
      <style:text-properties style:text-underline-style="solid" style:text-underline-width="auto" style:text-underline-color="font-color" fo:font-weight="normal" officeooo:rsid="0043dbba" officeooo:paragraph-rsid="0043dbba" style:font-weight-asian="normal" style:font-weight-complex="normal"/>
    </style:style>
    <style:style style:name="P25" style:family="paragraph" style:parent-style-name="Standard" style:list-style-name="L4">
      <style:text-properties style:text-underline-style="solid" style:text-underline-width="auto" style:text-underline-color="font-color" fo:font-weight="normal" officeooo:rsid="004468f7" officeooo:paragraph-rsid="004468f7" style:font-weight-asian="normal" style:font-weight-complex="normal"/>
    </style:style>
    <style:style style:name="P26" style:family="paragraph" style:parent-style-name="Standard" style:list-style-name="L4">
      <style:text-properties style:text-underline-style="solid" style:text-underline-width="auto" style:text-underline-color="font-color" fo:font-weight="normal" officeooo:rsid="0045b28b" officeooo:paragraph-rsid="0045b28b" style:font-weight-asian="normal" style:font-weight-complex="normal"/>
    </style:style>
    <style:style style:name="P27" style:family="paragraph" style:parent-style-name="Standard" style:list-style-name="L4">
      <style:text-properties style:text-underline-style="solid" style:text-underline-width="auto" style:text-underline-color="font-color" fo:font-weight="bold" officeooo:rsid="004156d3" officeooo:paragraph-rsid="004156d3" style:font-weight-asian="bold" style:font-weight-complex="bold"/>
    </style:style>
    <style:style style:name="P28" style:family="paragraph" style:parent-style-name="Standard" style:list-style-name="L1">
      <style:text-properties style:text-underline-style="none" fo:font-weight="normal" officeooo:rsid="002d508a" officeooo:paragraph-rsid="002d508a" style:font-weight-asian="normal" style:font-weight-complex="normal"/>
    </style:style>
    <style:style style:name="P29" style:family="paragraph" style:parent-style-name="Standard" style:list-style-name="L2">
      <style:text-properties style:text-underline-style="none" fo:font-weight="normal" officeooo:rsid="002ef690" officeooo:paragraph-rsid="002ef690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0bd95" officeooo:paragraph-rsid="0030bd95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10a72" officeooo:paragraph-rsid="00310a72" style:font-weight-asian="normal" style:font-weight-complex="normal"/>
    </style:style>
    <style:style style:name="P32" style:family="paragraph" style:parent-style-name="Standard" style:list-style-name="L2">
      <style:text-properties style:text-underline-style="none" fo:font-weight="normal" officeooo:rsid="00328d24" officeooo:paragraph-rsid="00328d24" style:font-weight-asian="normal" style:font-weight-complex="normal"/>
    </style:style>
    <style:style style:name="P33" style:family="paragraph" style:parent-style-name="Standard" style:list-style-name="L3">
      <style:text-properties style:text-underline-style="none" fo:font-weight="normal" officeooo:rsid="003685e3" officeooo:paragraph-rsid="003685e3" style:font-weight-asian="normal" style:font-weight-complex="normal"/>
    </style:style>
    <style:style style:name="P34" style:family="paragraph" style:parent-style-name="Standard" style:list-style-name="L3">
      <style:text-properties style:text-underline-style="none" fo:font-weight="normal" officeooo:rsid="00373327" officeooo:paragraph-rsid="00373327" style:font-weight-asian="normal" style:font-weight-complex="normal"/>
    </style:style>
    <style:style style:name="P35" style:family="paragraph" style:parent-style-name="Standard" style:list-style-name="L3">
      <style:text-properties style:text-underline-style="none" fo:font-weight="normal" officeooo:rsid="0037615b" officeooo:paragraph-rsid="0037615b" style:font-weight-asian="normal" style:font-weight-complex="normal"/>
    </style:style>
    <style:style style:name="P36" style:family="paragraph" style:parent-style-name="Standard" style:list-style-name="L3">
      <style:text-properties style:text-underline-style="none" fo:font-weight="normal" officeooo:rsid="00396138" officeooo:paragraph-rsid="00396138" style:font-weight-asian="normal" style:font-weight-complex="normal"/>
    </style:style>
    <style:style style:name="P37" style:family="paragraph" style:parent-style-name="Standard" style:list-style-name="L3">
      <style:text-properties style:text-underline-style="none" fo:font-weight="normal" officeooo:rsid="0039b362" officeooo:paragraph-rsid="0039b362" style:font-weight-asian="normal" style:font-weight-complex="normal"/>
    </style:style>
    <style:style style:name="P38" style:family="paragraph" style:parent-style-name="Standard" style:list-style-name="L3">
      <style:text-properties style:text-underline-style="none" fo:font-weight="normal" officeooo:rsid="003abc7c" officeooo:paragraph-rsid="003abc7c" style:font-weight-asian="normal" style:font-weight-complex="normal"/>
    </style:style>
    <style:style style:name="P39" style:family="paragraph" style:parent-style-name="Standard" style:list-style-name="L3">
      <style:text-properties style:text-underline-style="none" fo:font-weight="normal" officeooo:rsid="003c4c39" officeooo:paragraph-rsid="003c4c39" style:font-weight-asian="normal" style:font-weight-complex="normal"/>
    </style:style>
    <style:style style:name="P40" style:family="paragraph" style:parent-style-name="Standard" style:list-style-name="L3">
      <style:text-properties style:text-underline-style="none" fo:font-weight="normal" officeooo:rsid="003c677c" officeooo:paragraph-rsid="003c677c" style:font-weight-asian="normal" style:font-weight-complex="normal"/>
    </style:style>
    <style:style style:name="P41" style:family="paragraph" style:parent-style-name="Standard" style:list-style-name="L3">
      <style:text-properties style:text-underline-style="none" fo:font-weight="normal" officeooo:rsid="003d7e02" officeooo:paragraph-rsid="003d7e02" style:font-weight-asian="normal" style:font-weight-complex="normal"/>
    </style:style>
    <style:style style:name="P42" style:family="paragraph" style:parent-style-name="Standard" style:list-style-name="L3">
      <style:text-properties style:text-underline-style="none" fo:font-weight="normal" officeooo:rsid="003dbfed" officeooo:paragraph-rsid="003dbfed" style:font-weight-asian="normal" style:font-weight-complex="normal"/>
    </style:style>
    <style:style style:name="P43" style:family="paragraph" style:parent-style-name="Standard" style:list-style-name="L4">
      <style:text-properties style:text-underline-style="none" fo:font-weight="normal" officeooo:rsid="003dbfed" officeooo:paragraph-rsid="003dbfed" style:font-weight-asian="normal" style:font-weight-complex="normal"/>
    </style:style>
    <style:style style:name="P44" style:family="paragraph" style:parent-style-name="Standard" style:list-style-name="L4">
      <style:text-properties style:text-underline-style="none" fo:font-weight="normal" officeooo:rsid="003e2fb0" officeooo:paragraph-rsid="003e2fb0" style:font-weight-asian="normal" style:font-weight-complex="normal"/>
    </style:style>
    <style:style style:name="P45" style:family="paragraph" style:parent-style-name="Standard" style:list-style-name="L4">
      <style:text-properties style:text-underline-style="none" fo:font-weight="normal" officeooo:rsid="003fb9f8" officeooo:paragraph-rsid="003fb9f8" style:font-weight-asian="normal" style:font-weight-complex="normal"/>
    </style:style>
    <style:style style:name="P46" style:family="paragraph" style:parent-style-name="Standard" style:list-style-name="L4">
      <style:text-properties style:text-underline-style="none" fo:font-weight="normal" officeooo:rsid="0040bdfe" officeooo:paragraph-rsid="0040bdfe" style:font-weight-asian="normal" style:font-weight-complex="normal"/>
    </style:style>
    <style:style style:name="P47" style:family="paragraph" style:parent-style-name="Standard" style:list-style-name="L4">
      <style:text-properties style:text-underline-style="none" fo:font-weight="normal" officeooo:rsid="0041450d" officeooo:paragraph-rsid="0041450d" style:font-weight-asian="normal" style:font-weight-complex="normal"/>
    </style:style>
    <style:style style:name="P48" style:family="paragraph" style:parent-style-name="Standard" style:list-style-name="L4">
      <style:text-properties style:text-underline-style="none" fo:font-weight="normal" officeooo:rsid="004156d3" officeooo:paragraph-rsid="004156d3" style:font-weight-asian="normal" style:font-weight-complex="normal"/>
    </style:style>
    <style:style style:name="P49" style:family="paragraph" style:parent-style-name="Standard" style:list-style-name="L4">
      <style:text-properties style:text-underline-style="none" fo:font-weight="normal" officeooo:rsid="0042770c" officeooo:paragraph-rsid="0042770c" style:font-weight-asian="normal" style:font-weight-complex="normal"/>
    </style:style>
    <style:style style:name="P50" style:family="paragraph" style:parent-style-name="Standard" style:list-style-name="L4">
      <style:text-properties style:text-underline-style="none" fo:font-weight="normal" officeooo:rsid="0043dbba" officeooo:paragraph-rsid="0043dbba" style:font-weight-asian="normal" style:font-weight-complex="normal"/>
    </style:style>
    <style:style style:name="P51" style:family="paragraph" style:parent-style-name="Standard" style:list-style-name="L4">
      <style:text-properties style:text-underline-style="none" fo:font-weight="normal" officeooo:rsid="004468f7" officeooo:paragraph-rsid="004468f7" style:font-weight-asian="normal" style:font-weight-complex="normal"/>
    </style:style>
    <style:style style:name="P52" style:family="paragraph" style:parent-style-name="Standard" style:list-style-name="L4">
      <style:text-properties style:text-underline-style="none" fo:font-weight="normal" officeooo:rsid="0045b28b" officeooo:paragraph-rsid="0045b28b" style:font-weight-asian="normal" style:font-weight-complex="normal"/>
    </style:style>
    <style:style style:name="P53" style:family="paragraph" style:parent-style-name="Standard" style:list-style-name="L2">
      <style:text-properties style:text-underline-style="none" fo:font-weight="bold" officeooo:rsid="0030bd95" officeooo:paragraph-rsid="0030bd95" style:font-weight-asian="bold" style:font-weight-complex="bold"/>
    </style:style>
    <style:style style:name="P54" style:family="paragraph" style:parent-style-name="Standard" style:list-style-name="L2">
      <style:text-properties style:text-underline-style="none" fo:font-weight="bold" officeooo:rsid="00310a72" officeooo:paragraph-rsid="00310a72" style:font-weight-asian="bold" style:font-weight-complex="bold"/>
    </style:style>
    <style:style style:name="P55" style:family="paragraph" style:parent-style-name="Standard" style:list-style-name="L2">
      <style:text-properties style:text-underline-style="none" fo:font-weight="bold" officeooo:rsid="003452ed" officeooo:paragraph-rsid="003452ed" style:font-weight-asian="bold" style:font-weight-complex="bold"/>
    </style:style>
    <style:style style:name="P56" style:family="paragraph" style:parent-style-name="Standard" style:list-style-name="L2">
      <style:text-properties style:text-underline-style="none" fo:font-weight="bold" officeooo:rsid="003601cf" officeooo:paragraph-rsid="003601cf" style:font-weight-asian="bold" style:font-weight-complex="bold"/>
    </style:style>
    <style:style style:name="P57" style:family="paragraph" style:parent-style-name="Standard" style:list-style-name="L3">
      <style:text-properties style:text-underline-style="none" fo:font-weight="bold" officeooo:rsid="00373327" officeooo:paragraph-rsid="00373327" style:font-weight-asian="bold" style:font-weight-complex="bold"/>
    </style:style>
    <style:style style:name="P58" style:family="paragraph" style:parent-style-name="Standard" style:list-style-name="L3">
      <style:text-properties style:text-underline-style="none" fo:font-weight="bold" officeooo:rsid="00396138" officeooo:paragraph-rsid="00396138" style:font-weight-asian="bold" style:font-weight-complex="bold"/>
    </style:style>
    <style:style style:name="P59" style:family="paragraph" style:parent-style-name="Standard" style:list-style-name="L3">
      <style:text-properties style:text-underline-style="none" fo:font-weight="bold" officeooo:rsid="003abc7c" officeooo:paragraph-rsid="003abc7c" style:font-weight-asian="bold" style:font-weight-complex="bold"/>
    </style:style>
    <style:style style:name="P60" style:family="paragraph" style:parent-style-name="Standard" style:list-style-name="L3">
      <style:text-properties style:text-underline-style="none" fo:font-weight="bold" officeooo:rsid="003d7e02" officeooo:paragraph-rsid="003d7e02" style:font-weight-asian="bold" style:font-weight-complex="bold"/>
    </style:style>
    <style:style style:name="P61" style:family="paragraph" style:parent-style-name="Standard" style:list-style-name="L4">
      <style:text-properties style:text-underline-style="none" fo:font-weight="bold" officeooo:rsid="003e2fb0" officeooo:paragraph-rsid="003e2fb0" style:font-weight-asian="bold" style:font-weight-complex="bold"/>
    </style:style>
    <style:style style:name="P62" style:family="paragraph" style:parent-style-name="Standard" style:list-style-name="L4">
      <style:text-properties style:text-underline-style="none" fo:font-weight="bold" officeooo:rsid="0041450d" officeooo:paragraph-rsid="0041450d" style:font-weight-asian="bold" style:font-weight-complex="bold"/>
    </style:style>
    <style:style style:name="P63" style:family="paragraph" style:parent-style-name="Standard" style:list-style-name="L4">
      <style:text-properties style:text-underline-style="none" fo:font-weight="bold" officeooo:rsid="004156d3" officeooo:paragraph-rsid="004156d3" style:font-weight-asian="bold" style:font-weight-complex="bold"/>
    </style:style>
    <style:style style:name="P64" style:family="paragraph" style:parent-style-name="Standard" style:list-style-name="L4">
      <style:text-properties style:text-underline-style="none" fo:font-weight="bold" officeooo:rsid="0043dbba" officeooo:paragraph-rsid="0043dbba" style:font-weight-asian="bold" style:font-weight-complex="bold"/>
    </style:style>
    <style:style style:name="P65" style:family="paragraph" style:parent-style-name="Standard" style:list-style-name="L4">
      <style:text-properties style:text-underline-style="none" fo:font-weight="bold" officeooo:rsid="0045b28b" officeooo:paragraph-rsid="0045b28b" style:font-weight-asian="bold" style:font-weight-complex="bold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sl" fo:country="SI" fo:font-weight="normal" officeooo:rsid="000c5a07" officeooo:paragraph-rsid="004ade4b" style:font-size-asian="12pt" style:font-weight-asian="normal" style:font-size-complex="12pt" style:font-weight-complex="normal"/>
    </style:style>
    <style:style style:name="T1" style:family="text">
      <style:text-properties officeooo:rsid="001ee3d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624b1" style:font-weight-asian="normal" style:font-weight-complex="normal"/>
    </style:style>
    <style:style style:name="T4" style:family="text">
      <style:text-properties fo:font-weight="normal" officeooo:rsid="00277a6c" style:font-weight-asian="normal" style:font-weight-complex="normal"/>
    </style:style>
    <style:style style:name="T5" style:family="text">
      <style:text-properties fo:font-weight="normal" officeooo:rsid="00296caf" style:font-weight-asian="normal" style:font-weight-complex="normal"/>
    </style:style>
    <style:style style:name="T6" style:family="text">
      <style:text-properties fo:font-weight="normal" officeooo:rsid="00328d24" style:font-weight-asian="normal" style:font-weight-complex="normal"/>
    </style:style>
    <style:style style:name="T7" style:family="text">
      <style:text-properties fo:font-weight="normal" officeooo:rsid="003601cf" style:font-weight-asian="normal" style:font-weight-complex="normal"/>
    </style:style>
    <style:style style:name="T8" style:family="text">
      <style:text-properties fo:font-weight="normal" officeooo:rsid="004156d3" style:font-weight-asian="normal" style:font-weight-complex="normal"/>
    </style:style>
    <style:style style:name="T9" style:family="text">
      <style:text-properties fo:font-weight="normal" officeooo:rsid="004795c4" style:font-weight-asian="normal" style:font-weight-complex="normal"/>
    </style:style>
    <style:style style:name="T10" style:family="text">
      <style:text-properties officeooo:rsid="0023a15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39b36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3dbba" style:font-weight-asian="bold" style:font-weight-complex="bold"/>
    </style:style>
    <style:style style:name="T18" style:family="text">
      <style:text-properties fo:font-weight="bold" officeooo:rsid="000e204f" style:font-weight-asian="bold" style:font-weight-complex="bold"/>
    </style:style>
    <style:style style:name="T19" style:family="text">
      <style:text-properties officeooo:rsid="0045b28b"/>
    </style:style>
    <style:style style:name="T20" style:family="text">
      <style:text-properties officeooo:rsid="004795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htridge: Planning the research</text:p>
      <text:list xml:id="list4039367466283817751" text:style-name="L1">
        <text:list-item>
          <text:p text:style-name="P7">title: descriptive of the major focus, not too long</text:p>
        </text:list-item>
        <text:list-item>
          <text:p text:style-name="P7">identifying information: </text:p>
        </text:list-item>
        <text:list-item>
          <text:p text:style-name="P7">problem identification and explanation: the problem and rationale for the objective; addressing disciplinary, subject-matter or problem-solving; 1. step – developing general persepctive and broadef area problem → 2. narrowing to a carefully developed subpart that researchable within the contraints of the project; problem and justification section</text:p>
        </text:list-item>
        <text:list-item>
          <text:p text:style-name="P7">objectives: what the research intends to find out, discove, accomplish – identify the goals NOT the means; one sentence of general objective and list of specific objectives (oriented in produing knowledge) / prescription; justified by the problem statement and are the point of focus of the methods and procedures!</text:p>
        </text:list-item>
        <text:list-item>
          <text:p text:style-name="P7">Literature review: relevant litearture through the problem, objectives, methods or/and conceptual framework/</text:p>
        </text:list-item>
        <text:list-item>
          <text:p text:style-name="P8">conceptual framework: is analysis using concepts that the specific problem requires – it is a <text:span text:style-name="T20">conceptual</text:span> anal<text:span text:style-name="T20">y</text:span>sis of the problem – might be directly <text:span text:style-name="T20">affected</text:span> by the literature review- may lay some foundations for the methods (not focus) – central <text:span text:style-name="T20">purpose</text:span> = ensure that researcher are <text:span text:style-name="T20">examining</text:span> problem with appropriate conce<text:span text:style-name="T20">p</text:span>ts</text:p>
        </text:list-item>
        <text:list-item>
          <text:p text:style-name="P8">methods and procedure: how the <text:span text:style-name="T20">objectives</text:span> will be achieved – data to be collected, analytical techniques, sequence of procedures, derivations from empirical estimates</text:p>
        </text:list-item>
        <text:list-item>
          <text:p text:style-name="P8">references</text:p>
        </text:list-item>
        <text:list-item>
          <text:p text:style-name="P9">the research problem and objectives</text:p>
        </text:list-item>
        <text:list-item>
          <text:p text:style-name="P66"><text:span text:style-name="T16">to asses, to identify, to compare, to verify, to calculate, to describe,t o analyse, to establish</text:span><text:span text:style-name="T18">h bjn</text:span></text:p>
        </text:list-item>
        <text:list-item>
          <text:p text:style-name="P16">problem = discrepany between what is known and what is neede to be known</text:p>
        </text:list-item>
        <text:list-item>
          <text:p text:style-name="P16">1. problem of obtaining information and whi<text:span text:style-name="T1">c</text:span>h data re<text:span text:style-name="T1">v</text:span>eals the potential solution <text:span text:style-name="T1">(research problem component); 2. problem of examining alternative approaches – decision problem component; 3. action problem (which decision to make)</text:span></text:p>
        </text:list-item>
        <text:list-item>
          <text:p text:style-name="P10">research vs. decision: <text:span text:style-name="T2">go tohether in subject-matter and problem-solving; disciplinary often without a specific decision/action purpose</text:span></text:p>
        </text:list-item>
        <text:list-item>
          <text:p text:style-name="P17">scheme: feedback between decision and action and analytics keeps the analitical closely connected to the decision problems</text:p>
        </text:list-item>
        <text:list-item>
          <text:p text:style-name="P11">research problem identification: </text:p>
        </text:list-item>
        <text:list-item>
          <text:p text:style-name="P17">research problem = justification for the research inquiry (disciplinary, subject-matter, problem-solving)</text:p>
        </text:list-item>
        <text:list-item>
          <text:p text:style-name="P18">the problem exists independently from the research – but the individuals research addresses it</text:p>
        </text:list-item>
        <text:list-item>
          <text:p text:style-name="P18">researchable problem: very specific problem at which the objectives of the research are directed – lack of knowledge, when we try to exaplin <text:span text:style-name="T10">(problematic situation is a broad problem are or a set of problmes) → research efforts must be achievable within the contraints</text:span></text:p>
        </text:list-item>
        <text:list-item>
          <text:p text:style-name="P12">problem statement: <text:span text:style-name="T2">the researchable problem is always linked to a mor general problem; therefore good two have two parts of the problem statement: the general problem (the problematic situtation) – gives backgorund of the problem, needs to be tailored for the audience and the specific problem</text:span></text:p>
        </text:list-item>
        <text:list-item>
          <text:p text:style-name="P19">specific problem – to which the knowledge is needed – just have to specify WHICH knowledge in needed and WHY! To WHOM</text:p>
        </text:list-item>
        <text:list-item>
          <text:p text:style-name="P13"><text:span text:style-name="T2">efficient problem statement: 1. researchable problem must be sufficiently specific that it can be addressesed with available resources (CLEAR); 2. the dimension of the problem should be specified in the objective terms; </text:span><text:span text:style-name="T3">3. the problem must be described sufficiently <text:s/>that other people comprehend it; 4. the problem perception should be developed in a logical manner; 5. initiate </text:span><text:span text:style-name="T4">with research objective but develop to justification</text:span></text:p>
        </text:list-item>
        <text:list-item>
          <text:p text:style-name="P14"><text:soft-page-break/>use of data: <text:span text:style-name="T5">examining the data is descriptive research – therefore is the process of identifying the problem</text:span></text:p>
        </text:list-item>
        <text:list-item>
          <text:p text:style-name="P15">objectives: <text:span text:style-name="T2">address the specific research problem; 2 parts – one general objective and a set of specific ones (appendices!)</text:span></text:p>
        </text:list-item>
        <text:list-item>
          <text:p text:style-name="P20">general objective: central objective, the main purpose (flow directly from the research problem)</text:p>
        </text:list-item>
        <text:list-item>
          <text:p text:style-name="P20">specific objective: constitutes a set that contirbute to the general objective</text:p>
        </text:list-item>
        <text:list-item>
          <text:p text:style-name="P15">developing problem and objective statement</text:p>
        </text:list-item>
        <text:list-item>
          <text:p text:style-name="P20">segment problem area → logical componentes → issues, questions ( discuss the questions, what si already understood)</text:p>
        </text:list-item>
        <text:list-item>
          <text:p text:style-name="P20">if you start at the research problem – work back: why the problem exists, to whom it is a problem and how it became a problem</text:p>
        </text:list-item>
        <text:list-item>
          <text:p text:style-name="P21">one you define general objective: specific: what components must be determined or understood</text:p>
        </text:list-item>
        <text:list-item>
          <text:p text:style-name="P22">when determining economic optimum: determining the costs and benefits are specific objective (optimisation is the general)</text:p>
        </text:list-item>
        <text:list-item>
          <text:p text:style-name="P28">avoid confusing them with methods! - WHAT is needed to achieve, methods – HOW (<text:span text:style-name="T11">to construct a model … is a method!)</text:span></text:p>
        </text:list-item>
      </text:list>
      <text:p text:style-name="P6"/>
      <text:p text:style-name="P2">LITERATURE REVIEW</text:p>
      <text:list xml:id="list2991330081395301962" text:style-name="L2">
        <text:list-item>
          <text:p text:style-name="P29">understand the strenghts and weaknesses of the prior research</text:p>
        </text:list-item>
        <text:list-item>
          <text:p text:style-name="P29">connected to the research focus through the problem, objectives, conceptual framework, methods, procedures</text:p>
        </text:list-item>
        <text:list-item>
          <text:p text:style-name="P29">identify feasible / unfeasible approaches</text:p>
        </text:list-item>
        <text:list-item>
          <text:p text:style-name="P29">prevent duplicates of prior work, identify frontiers in the field – the purpose of research (how it adds tog eneral knowledge); provides ideas for technique, source …; develop design (what did not work); reveal conceptual insights, basis for hypotheses</text:p>
        </text:list-item>
        <text:list-item>
          <text:p text:style-name="P53">search process: </text:p>
        </text:list-item>
        <text:list-item>
          <text:p text:style-name="P30">only reviewed literature – not neceseraly correct, but had some checks for validtiy, accuracy and corectness</text:p>
        </text:list-item>
        <text:list-item>
          <text:p text:style-name="P30">key words (start with a broader range, narrow them down)</text:p>
        </text:list-item>
        <text:list-item>
          <text:p text:style-name="P30">start with recent research – get quickly up to date and get links to prior references</text:p>
        </text:list-item>
        <text:list-item>
          <text:p text:style-name="P31">how ti relates it your research!!!</text:p>
        </text:list-item>
        <text:list-item>
          <text:p text:style-name="P54">notes: <text:span text:style-name="T2">note the problem, objectives, methods, findings and conclusions – how it is relevant to your study, mark problems not addressed</text:span></text:p>
        </text:list-item>
        <text:list-item>
          <text:p text:style-name="P31">note cards</text:p>
        </text:list-item>
        <text:list-item>
          <text:p text:style-name="P54">writing the literature review: <text:span text:style-name="T2">describing, analysing, criti</text:span><text:span text:style-name="T6">q</text:span><text:span text:style-name="T2">uing previous work, </text:span><text:span text:style-name="T6">shortcomings and contributions</text:span></text:p>
        </text:list-item>
        <text:list-item>
          <text:p text:style-name="P32">first developed ann outline – recommended an introduction, a summary of clear throughts</text:p>
        </text:list-item>
        <text:list-item>
          <text:p text:style-name="P32">use subheadings – if needed – within a group – organise in the chronological manner</text:p>
        </text:list-item>
        <text:list-item>
          <text:p text:style-name="P32">summerise → analyse → compare → contrast the reviewed literature</text:p>
        </text:list-item>
        <text:list-item>
          <text:p text:style-name="P32">avoid long citations, restating the details is not the goal!</text:p>
        </text:list-item>
        <text:list-item>
          <text:p text:style-name="P55">Reference: <text:span text:style-name="T7">to provide supporting evidence, to assign responsibility for ideas, to provide reader with with detail on the summarised data, give credit</text:span></text:p>
        </text:list-item>
        <text:list-item>
          <text:p text:style-name="P56"><text:span text:style-name="T7">f</text:span><text:span text:style-name="T2">ootnote, endnote, parenthetical references</text:span></text:p>
        </text:list-item>
      </text:list>
      <text:p text:style-name="P3"/>
      <text:p text:style-name="P4">CONCEPTUAL FRAMEWORK</text:p>
      <text:list xml:id="list7462015505289058066" text:style-name="L3">
        <text:list-item>
          <text:p text:style-name="P33">complementary to problem description, statement of objectives and literature review – not a subsequent step</text:p>
        </text:list-item>
        <text:list-item>
          <text:p text:style-name="P34">to have a concept – to be able to thing and reason about it <text:s/>- concepts are generalisations</text:p>
        </text:list-item>
        <text:list-item>
          <text:p text:style-name="P34"><text:soft-page-break/>logical mental construction of one or more relationships</text:p>
        </text:list-item>
        <text:list-item>
          <text:p text:style-name="P34">it is abstract, it can be reasoned through</text:p>
        </text:list-item>
        <text:list-item>
          <text:p text:style-name="P34">the relationships are causal in nature – tend to explain how and why</text:p>
        </text:list-item>
        <text:list-item>
          <text:p text:style-name="P34">conceptual analysis <text:span text:style-name="T20">through</text:span> the problem to all hypotheses</text:p>
        </text:list-item>
        <text:list-item>
          <text:p text:style-name="P57"><text:span text:style-name="T2">is </text:span><text:span text:style-name="T9">directed</text:span><text:span text:style-name="T2"> toward the problem – </text:span>not the objective or the methods</text:p>
        </text:list-item>
        <text:list-item>
          <text:p text:style-name="P34">purely conceptual – without regard to empirical evidence or data → to lead and justify hypotheses</text:p>
        </text:list-item>
        <text:list-item>
          <text:p text:style-name="P34">it is a analysis of the research problems using theory – identifiying the theories and concepts then apply them to specific conceptual analysis</text:p>
        </text:list-item>
        <text:list-item>
          <text:p text:style-name="P34">if the theory is not developed – the task is to develop a theory – refine / modify</text:p>
        </text:list-item>
        <text:list-item>
          <text:p text:style-name="P35">it might provide a theoretical link between objectived and methods</text:p>
        </text:list-item>
        <text:list-item>
          <text:p text:style-name="P35">identify relationships that are needed to achieve the obejctives, common to point to relevat variables within relationships</text:p>
        </text:list-item>
        <text:list-item>
          <text:p text:style-name="P35">a) source of the problem; b) alternative solutions; c)identification of variables d) conceptualise relationships in a system e) hypotheses to be tested</text:p>
        </text:list-item>
        <text:list-item>
          <text:p text:style-name="P58">source material – how to get started:</text:p>
        </text:list-item>
        <text:list-item>
          <text:p text:style-name="P36">find the relevant theory – provides insight for the logic for of the five elements</text:p>
        </text:list-item>
        <text:list-item>
          <text:p text:style-name="P36">placing the problem into a researchable content – <text:span text:style-name="T12">using disciplines theoretical tools to think about the problem</text:span></text:p>
        </text:list-item>
        <text:list-item>
          <text:p text:style-name="P37">identify the theory and then apply it to the specific problem</text:p>
        </text:list-item>
        <text:list-item>
          <text:p text:style-name="P37">the general theory requires some adaptation to fit the individual problem – conceptualising uses general theory but adaptation to the research problem</text:p>
        </text:list-item>
        <text:list-item>
          <text:p text:style-name="P59">hypotheses and hypotheses testing</text:p>
        </text:list-item>
        <text:list-item>
          <text:p text:style-name="P38">primary function of the conceptual framework is to lead up to hypotheses – they are the result of the reasoning</text:p>
        </text:list-item>
        <text:list-item>
          <text:p text:style-name="P39">expected outcome OR assertion of relationships between / among forces /events</text:p>
        </text:list-item>
        <text:list-item>
          <text:p text:style-name="P40">quantitative hypothese – empirical testing (statistical) – four general characteristics: stated in speicifc terms, require appropriate data available or generated; analytical methods availbale, must have a conceptual basis (so that causation can be implied, not only association)</text:p>
        </text:list-item>
        <text:list-item>
          <text:p text:style-name="P40">qualitative hypotheses testing (maintained, diagnsotic, remedial) -to be used in the conceptual analyis of the problem</text:p>
        </text:list-item>
        <text:list-item>
          <text:p text:style-name="P41">remedial hypotheses are best viewed as optional for the conceptual framework</text:p>
        </text:list-item>
        <text:list-item>
          <text:p text:style-name="P41">maintained and diagnostic hypotheses can be tested only by reasoning presented; remedial – as to be empirical testable</text:p>
        </text:list-item>
        <text:list-item>
          <text:p text:style-name="P60">operational suggestion</text:p>
        </text:list-item>
        <text:list-item>
          <text:p text:style-name="P41">conceptual framework – abstract reasoning applied to a specific problem</text:p>
        </text:list-item>
        <text:list-item>
          <text:p text:style-name="P42">start with a simple conceptual model and build on it: 1. gain a grasp on the research literature (have others conceptualise the problem),; 2. reduce the problem to the simplest set of conditions (use assumptions); 3. identify the applicable theory; 4. start with base conceptual model analysis; 5. expand the model to other relevant dimensions; 6. assemble relevant hypotheses</text:p>
        </text:list-item>
      </text:list>
      <text:p text:style-name="P5"/>
      <text:p text:style-name="P5">METHODS AND PROCEDURES</text:p>
      <text:list xml:id="list5816922003230075874" text:style-name="L4">
        <text:list-item>
          <text:p text:style-name="P43">methods – tool or techniques; procedures – the way we put them together; the subject of methdology – that appropriate tools and procedures are selected and applied</text:p>
        </text:list-item>
        <text:list-item>
          <text:p text:style-name="P43">statistical methods – inductive reasoning</text:p>
        </text:list-item>
        <text:list-item>
          <text:p text:style-name="P61">purpose of methods and procedures</text:p>
        </text:list-item>
        <text:list-item>
          <text:p text:style-name="P44">provide a plan <text:s/>- how the objectives of the study will be achieved – what, how and why in this manner</text:p>
        </text:list-item>
        <text:list-item>
          <text:p text:style-name="P44"><text:soft-page-break/>how – order, analytical methods, qual. Estimation techniques, data and how the data will be obtained and processed</text:p>
        </text:list-item>
        <text:list-item>
          <text:p text:style-name="P45">generally they delineate the approach for testing hypotheses</text:p>
        </text:list-item>
        <text:list-item>
          <text:p text:style-name="P46">method of agreement / method of difference</text:p>
        </text:list-item>
        <text:list-item>
          <text:p text:style-name="P47">method of agreement:positive and negative cannon of agreement</text:p>
        </text:list-item>
        <text:list-item>
          <text:p text:style-name="P47">positive – mutltiple occurrence of the problem only have one condition in common (causation); negative – absence of both condition and phenomenon</text:p>
        </text:list-item>
        <text:list-item>
          <text:p text:style-name="P47">method of difference: absence of condition – absence of phenomenon; presence of condition – presence of phenomenon (stronger evidence)</text:p>
        </text:list-item>
        <text:list-item>
          <text:p text:style-name="P47">causation requires causative hypothesis – otherwise association</text:p>
        </text:list-item>
        <text:list-item>
          <text:p text:style-name="P62">models in economic researchable</text:p>
        </text:list-item>
        <text:list-item>
          <text:p text:style-name="P47">purpose of a model: to explain how the realtionship work – identify factors and forces, interactions (to cause to phenomenon) → if you can determine how forces work, you can predict</text:p>
        </text:list-item>
        <text:list-item>
          <text:p text:style-name="P62"><text:span text:style-name="T2">simple model – explain single relationship; </text:span><text:span text:style-name="T8">complex – multiple interrelated phenomena</text:span></text:p>
        </text:list-item>
        <text:list-item>
          <text:p text:style-name="P27"><text:span text:style-name="T2">empirical model: </text:span><text:span text:style-name="T14">we <text:s/>metge data and theory in a model with particular intent (econometric, simulation, optimisation)</text:span></text:p>
          <text:list>
            <text:list-item>
              <text:p text:style-name="P27"><text:span text:style-name="T2">econometric models: </text:span><text:span text:style-name="T14">stochastic (estimate relationship and paramteres with some error) and positive (use data produced by the studies phenomenon)</text:span></text:p>
            </text:list-item>
            <text:list-item>
              <text:p text:style-name="P27"><text:span text:style-name="T2">optimisation models: </text:span><text:span text:style-name="T14">normative (objective function for a specific set of objectives), stochastic or non.stochatsic</text:span></text:p>
            </text:list-item>
            <text:list-item>
              <text:p text:style-name="P27"><text:span text:style-name="T2">simulation models: </text:span><text:span text:style-name="T14">mathematical constructs, positive (simualate reality) and non-stochastic (exceptions), inherently artifical constructs</text:span></text:p>
            </text:list-item>
            <text:list-item>
              <text:p text:style-name="P48">optimisation and simulation – no statistical testing</text:p>
            </text:list-item>
            <text:list-item>
              <text:p text:style-name="P48">models are not mutually exclusive</text:p>
            </text:list-item>
            <text:list-item>
              <text:p text:style-name="P48">limitation of the model!</text:p>
            </text:list-item>
          </text:list>
        </text:list-item>
        <text:list-item>
          <text:p text:style-name="P63">Types of empirical methods:</text:p>
        </text:list-item>
        <text:list-item>
          <text:p text:style-name="P49">two main groups: statistical and econometric tools AND operations research tools AND descriptive methods</text:p>
        </text:list-item>
        <text:list-item>
          <text:p text:style-name="P23">descriptive: <text:span text:style-name="T13">systematic interpretation of historical facts, </text:span><text:span text:style-name="T15">patterns</text:span><text:span text:style-name="T13"> in previous data (not time series statistical analysis!!!) - often as problem deifnition</text:span></text:p>
        </text:list-item>
        <text:list-item>
          <text:p text:style-name="P23">statistical and econometric tools: </text:p>
          <text:list>
            <text:list-item>
              <text:p text:style-name="P49">stochastic and positivistic</text:p>
            </text:list-item>
            <text:list-item>
              <text:p text:style-name="P49">a) simple statistical estimation and determinations of fit and distributions – t-test, F-test, distribution ….</text:p>
            </text:list-item>
            <text:list-item>
              <text:p text:style-name="P49">b) single equation multivariate – regression , correlation, logistic regression, OLS</text:p>
            </text:list-item>
            <text:list-item>
              <text:p text:style-name="P49">c) structural econometric models – system of simultaneous equations, OLS and more complex procedures <text:s/>tow-stage LS, three-stage LS</text:p>
            </text:list-item>
            <text:list-item>
              <text:p text:style-name="P49">d) time-series methods / models: behaviour of variables through time; trend analysis, vector autoregression</text:p>
            </text:list-item>
          </text:list>
        </text:list-item>
        <text:list-item>
          <text:p text:style-name="P23">operations research tools</text:p>
          <text:list>
            <text:list-item>
              <text:p text:style-name="P49">all non-stochastic in nature (some may embody distributions or probabilistic characteristics) – <text:span text:style-name="T17">optimisation and simulation</text:span></text:p>
            </text:list-item>
            <text:list-item>
              <text:p text:style-name="P64">optimisation: </text:p>
              <text:list>
                <text:list-item>
                  <text:p text:style-name="P50">normative, maximise or minimise objective function specified in mathematical terms, prescriptive!</text:p>
                </text:list-item>
                <text:list-item>
                  <text:p text:style-name="P24">Linear programming: <text:span text:style-name="T13">min / max objective function to a set or resource contraints (costs / returns)</text:span></text:p>
                </text:list-item>
                <text:list-item>
                  <text:p text:style-name="P24"><text:soft-page-break/>non-linear optimisation procedures: <text:span text:style-name="T13">non-linear prorgramming, risk programming, dynamic, stochastic programming; non-linear objective function, constraint matrix is linear</text:span></text:p>
                </text:list-item>
              </text:list>
            </text:list-item>
            <text:list-item>
              <text:p text:style-name="P64">simulation:</text:p>
              <text:list>
                <text:list-item>
                  <text:p text:style-name="P50">positivistic (known behaviour not solving objective function), nonstochastic</text:p>
                </text:list-item>
                <text:list-item>
                  <text:p text:style-name="P24"><text:span text:style-name="T13">1. </text:span>budgeting: <text:span text:style-name="T13">estimation of costs / benetis associated with activity; quantifying costs/ benefits, comprehensive or partial, realistic / hypothetical situation</text:span></text:p>
                </text:list-item>
                <text:list-item>
                  <text:p text:style-name="P24"><text:span text:style-name="T13">2. </text:span>mathematical simulation <text:span text:style-name="T13">simulate outcome from nonprobabilistic mathematical structure relationships , parameters are obtained from information outside the structure; economic-engineering models; links budget to various parts of an operation; Input/Output Model</text:span></text:p>
                </text:list-item>
                <text:list-item>
                  <text:p text:style-name="P24"><text:span text:style-name="T13">3. </text:span>probabilistic simulation: <text:span text:style-name="T13">use information or probabilities as the basis of the simulation; MC models; Bayesian procedures for max/min outcome; decision theory</text:span></text:p>
                </text:list-item>
              </text:list>
            </text:list-item>
          </text:list>
        </text:list-item>
        <text:list-item>
          <text:p text:style-name="P64">data consideration</text:p>
        </text:list-item>
        <text:list-item>
          <text:p text:style-name="P51">locate already existing data ; generate data; determine the reliability and applicability</text:p>
        </text:list-item>
        <text:list-item>
          <text:p text:style-name="P25">secondary data:</text:p>
          <text:list>
            <text:list-item>
              <text:p text:style-name="P51">data gathered by others, sources of data – organisations, libraries; <text:span text:style-name="T19">someone else collcted and veryied reliability of the data</text:span></text:p>
            </text:list-item>
            <text:list-item>
              <text:p text:style-name="P52">assumption of error-free (but manipulation of the data, constraints)</text:p>
            </text:list-item>
          </text:list>
        </text:list-item>
        <text:list-item>
          <text:p text:style-name="P26">primary: </text:p>
          <text:list>
            <text:list-item>
              <text:p text:style-name="P52">gather data: surveys – avoid biases</text:p>
            </text:list-item>
            <text:list-item>
              <text:p text:style-name="P52">point, intent and value of the survey needs to be clear to the people being surveyed; constrained to essential data; value-free language – to obtain facts or evaluation, opinion (no connotation of good bad!); should not be anticipated</text:p>
            </text:list-item>
          </text:list>
        </text:list-item>
        <text:list-item>
          <text:p text:style-name="P65">procedural suggestions</text:p>
        </text:list-item>
        <text:list-item>
          <text:p text:style-name="P52">for approaching the methods: a) PLANNED methods and procedure; b) approach the methods in general and specific terms – first how they fit the general objective – what methods and how used togetehr, sequence of steps; second – address each specific +objective, what data will be needed; c) be specific and detailed; d)recognise the audie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02:19.282872275</meta:creation-date>
    <dc:date>2017-12-26T19:44:59.087355727</dc:date>
    <meta:editing-duration>PT19H6M5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132" meta:word-count="2069" meta:character-count="13799" meta:non-whitespace-character-count="11913"/>
  </office:meta>
</office:document-meta>
</file>